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5cm" svg:stroke-color="#000000" draw:marker-start-width="0.275cm" draw:marker-end-width="0.275cm" draw:fill="gradient" draw:fill-gradient-name="Very_20_soft_20_grey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Soft_20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Soft_20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Soft_20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Soft_20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use-window-font-color="true" style:text-outline="false" style:text-line-through-style="none" style:text-position="0% 100%" fo:font-family="'Nimbus Sans L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Lucidasan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curve" svg:x1="0.489cm" svg:y1="0.135cm" svg:x2="1.422cm" svg:y2="1.684cm" draw:end-shape="id1" draw:end-glue-point="0">
          <text:p/>
        </draw:connector>
        <draw:frame draw:style-name="gr2" draw:layer="layout" svg:width="1.808cm" svg:height="0.507cm" svg:x="3.025cm" svg:y="1.7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3" draw:id="id1" draw:layer="layout" svg:width="2.5cm" svg:height="1.5cm" svg:x="0.172cm" svg:y="1.684cm">
          <text:p text:style-name="P2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3">
          <draw:custom-shape draw:style-name="gr4" draw:text-style-name="P4" draw:layer="layout" svg:width="2.5cm" svg:height="1.5cm" svg:x="15.735cm" svg:y="1.6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2.25cm" svg:height="1.25cm" svg:x="15.86cm" svg:y="1.809cm">
            <text:p text:style-name="P5"><text:span text:style-name="T2">answer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3" draw:id="id2" draw:layer="layout" svg:width="2.5cm" svg:height="1.5cm" svg:x="5.409cm" svg:y="1.684cm">
          <text:p text:style-name="P2"><text:span text:style-name="T1">log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.672cm" svg:y1="2.434cm" svg:x2="5.409cm" svg:y2="2.434cm" draw:start-shape="id1" draw:start-glue-point="1" draw:end-shape="id2" draw:end-glue-point="3">
          <text:p/>
        </draw:connector>
        <draw:connector draw:style-name="gr1" draw:text-style-name="P1" draw:layer="layout" draw:type="curve" draw:line-skew="-0.291cm" svg:x1="16.985cm" svg:y1="1.684cm" svg:x2="12.059cm" svg:y2="1.684cm" draw:start-shape="id3" draw:start-glue-point="0" draw:end-shape="id4" draw:end-glue-point="0">
          <text:p/>
        </draw:connector>
        <draw:frame draw:style-name="gr2" draw:layer="layout" svg:width="2.064cm" svg:height="0.507cm" svg:x="8.31cm" svg:y="1.7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3" draw:id="id4" draw:layer="layout" svg:width="2.5cm" svg:height="1.5cm" svg:x="10.809cm" svg:y="1.684cm">
          <text:p text:style-name="P2"><text:span text:style-name="T1">searc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909cm" svg:y1="2.434cm" svg:x2="10.809cm" svg:y2="2.434cm" draw:start-shape="id2" draw:start-glue-point="1" draw:end-shape="id4" draw:end-glue-point="3">
          <text:p/>
        </draw:connector>
        <draw:connector draw:style-name="gr1" draw:text-style-name="P1" draw:layer="layout" draw:type="line" svg:x1="13.309cm" svg:y1="2.434cm" svg:x2="15.735cm" svg:y2="2.434cm" draw:start-shape="id4" draw:start-glue-point="1" draw:end-shape="id3" draw:end-glue-point="3">
          <text:p/>
        </draw:connector>
        <draw:frame draw:style-name="gr2" draw:layer="layout" svg:width="2.193cm" svg:height="0.507cm" svg:x="13.51cm" svg:y="1.7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5.793cm" svg:height="0.507cm" svg:x="11.707cm" svg:y="0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1" draw:text-style-name="P1" draw:layer="layout" draw:type="curve" draw:line-skew="0.266cm" svg:x1="6.659cm" svg:y1="3.184cm" svg:x2="12.059cm" svg:y2="3.184cm" draw:start-shape="id2" draw:start-glue-point="2" draw:end-shape="id4" draw:end-glue-point="2">
          <text:p/>
        </draw:connector>
        <draw:frame draw:style-name="gr2" draw:layer="layout" svg:width="3.726cm" svg:height="0.507cm" svg:x="7.695cm" svg:y="4.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8" draw:layer="layout" svg:width="1.277cm" svg:height="0.983cm" svg:x="1.658cm" svg:y="0.47cm">
          <draw:text-box>
            <text:p text:style-name="P7"><text:span text:style-name="T3">P1</text:span></text:p>
          </draw:text-box>
        </draw:frame>
        <draw:connector draw:style-name="gr1" draw:text-style-name="P1" draw:layer="layout" draw:type="curve" svg:x1="0.504cm" svg:y1="5.78cm" svg:x2="1.423cm" svg:y2="7.585cm" draw:end-shape="id5" draw:end-glue-point="0">
          <text:p/>
        </draw:connector>
        <draw:frame draw:style-name="gr2" draw:layer="layout" svg:width="1.808cm" svg:height="0.507cm" svg:x="3.026cm" svg:y="7.63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3" draw:id="id5" draw:layer="layout" svg:width="2.5cm" svg:height="1.5cm" svg:x="0.173cm" svg:y="7.585cm">
          <text:p text:style-name="P2"><text:span text:style-name="T1">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8">
          <draw:custom-shape draw:style-name="gr7" draw:text-style-name="P4" draw:layer="layout" svg:width="2.5cm" svg:height="1.5cm" svg:x="15.736cm" svg:y="7.5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.25cm" svg:height="1.25cm" svg:x="15.861cm" svg:y="7.71cm">
            <text:p text:style-name="P5"><text:span text:style-name="T2">do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3" draw:id="id6" draw:layer="layout" svg:width="2.5cm" svg:height="1.5cm" svg:x="5.41cm" svg:y="7.585cm">
          <text:p text:style-name="P2"><text:span text:style-name="T1">log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.673cm" svg:y1="8.335cm" svg:x2="5.41cm" svg:y2="8.335cm" draw:start-shape="id5" draw:start-glue-point="1" draw:end-shape="id6" draw:end-glue-point="3">
          <text:p/>
        </draw:connector>
        <draw:frame draw:style-name="gr2" draw:layer="layout" svg:width="2.064cm" svg:height="0.507cm" svg:x="8.311cm" svg:y="7.6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3" draw:id="id7" draw:layer="layout" svg:width="2.5cm" svg:height="1.5cm" svg:x="10.81cm" svg:y="7.585cm">
          <text:p text:style-name="P2"><text:span text:style-name="T1">wai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91cm" svg:y1="8.335cm" svg:x2="10.81cm" svg:y2="8.335cm" draw:start-shape="id6" draw:start-glue-point="1" draw:end-shape="id7" draw:end-glue-point="3">
          <text:p/>
        </draw:connector>
        <draw:connector draw:style-name="gr1" draw:text-style-name="P1" draw:layer="layout" draw:type="line" svg:x1="13.31cm" svg:y1="8.335cm" svg:x2="15.736cm" svg:y2="8.335cm" draw:start-shape="id7" draw:start-glue-point="1" draw:end-shape="id8" draw:end-glue-point="3">
          <text:p/>
        </draw:connector>
        <draw:frame draw:style-name="gr2" draw:layer="layout" svg:width="2.193cm" svg:height="0.507cm" svg:x="13.511cm" svg:y="7.68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8" draw:layer="layout" svg:width="1.277cm" svg:height="0.983cm" svg:x="1.659cm" svg:y="6.371cm">
          <draw:text-box>
            <text:p text:style-name="P7"><text:span text:style-name="T3">P2</text:span></text:p>
          </draw:text-box>
        </draw:frame>
        <draw:connector draw:style-name="gr1" draw:text-style-name="P1" draw:layer="layout" draw:type="curve" draw:line-skew="0.389cm" svg:x1="6.66cm" svg:y1="9.085cm" svg:x2="16.986cm" svg:y2="9.085cm" draw:start-shape="id6" draw:end-shape="id8" draw:end-glue-point="2">
          <text:p/>
        </draw:connector>
        <draw:frame draw:style-name="gr2" draw:layer="layout" svg:width="3.616cm" svg:height="0.507cm" svg:x="10.084cm" svg:y="9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" draw:text-style-name="P1" draw:layer="layout" draw:type="curve" draw:line-skew="-0.46cm" svg:x1="16.986cm" svg:y1="7.585cm" svg:x2="12.06cm" svg:y2="7.585cm" draw:start-shape="id8" draw:start-glue-point="0" draw:end-shape="id7">
          <text:p/>
        </draw:connector>
        <draw:frame draw:style-name="gr2" draw:layer="layout" svg:width="2.064cm" svg:height="0.507cm" svg:x="13.536cm" svg:y="5.89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Soft_20_Yellow" draw:display-name="Soft Yellow" draw:style="linear" draw:start-color="#ffffff" draw:end-color="#ffff99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0.2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6-04-21T08:15:04</meta:creation-date>
    <dc:creator>Julien Ponge</dc:creator>
    <dc:date>2008-05-15T12:08:23</dc:date>
    <dc:language>fr-FR</dc:language>
    <meta:editing-cycles>19</meta:editing-cycles>
    <meta:editing-duration>PT1H55M43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search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  <math:mi>,</math:mi>
      <math:mi math:fontstyle="italic">advancedSearch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search({}+{}), advancedSearch({}+{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italic">search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search({}-{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login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login({}+{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search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search({}+{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answer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answer({}-{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advancedSearch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advancedSearch({}+{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login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login({}-{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search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search({}-{}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nswer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</math:mrow>
    <math:annotation math:encoding="StarMath 5.0">answer({}+{}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editPreferences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</math:mrow>
    <math:annotation math:encoding="StarMath 5.0">editPreferences({}-{})</math:annotation>
  </math:semantics>
</math:math>
</file>